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a7af3" officeooo:paragraph-rsid="001a7af3"/>
    </style:style>
    <style:style style:name="P2" style:family="paragraph" style:parent-style-name="Preformatted_20_Text">
      <style:text-properties officeooo:rsid="001ad07a" officeooo:paragraph-rsid="001ad07a"/>
    </style:style>
    <style:style style:name="P3" style:family="paragraph" style:parent-style-name="Preformatted_20_Text">
      <style:text-properties officeooo:rsid="001ca36d" officeooo:paragraph-rsid="0021b1ec"/>
    </style:style>
    <style:style style:name="P4" style:family="paragraph" style:parent-style-name="Preformatted_20_Text">
      <style:text-properties officeooo:rsid="001d5fa9" officeooo:paragraph-rsid="0021b1ec"/>
    </style:style>
    <style:style style:name="P5" style:family="paragraph" style:parent-style-name="Preformatted_20_Text">
      <style:text-properties officeooo:rsid="001dfd82" officeooo:paragraph-rsid="0021b1ec"/>
    </style:style>
    <style:style style:name="P6" style:family="paragraph" style:parent-style-name="Preformatted_20_Text">
      <style:text-properties officeooo:rsid="001dfd82" officeooo:paragraph-rsid="0024a36d"/>
    </style:style>
    <style:style style:name="P7" style:family="paragraph" style:parent-style-name="Preformatted_20_Text">
      <style:text-properties officeooo:rsid="0021b1ec" officeooo:paragraph-rsid="0021b1ec"/>
    </style:style>
    <style:style style:name="P8" style:family="paragraph" style:parent-style-name="Preformatted_20_Text">
      <style:text-properties officeooo:paragraph-rsid="0021b1ec"/>
    </style:style>
    <style:style style:name="P9" style:family="paragraph" style:parent-style-name="Preformatted_20_Text" style:master-page-name="MP0">
      <style:paragraph-properties style:page-number="auto" fo:break-before="page"/>
      <style:text-properties fo:color="#468a1a" loext:opacity="100%" fo:font-size="12pt" fo:font-weight="bold" officeooo:rsid="0021b1ec" officeooo:paragraph-rsid="0021b1ec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fo:color="#468a1a" loext:opacity="100%" fo:font-size="12pt" fo:font-weight="bold" officeooo:rsid="0021b1ec" officeooo:paragraph-rsid="0021b1ec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fo:color="#468a1a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1d5fa9"/>
    </style:style>
    <style:style style:name="T2" style:family="text">
      <style:text-properties officeooo:rsid="001dfd82"/>
    </style:style>
    <style:style style:name="T3" style:family="text">
      <style:text-properties officeooo:rsid="001f3cf9"/>
    </style:style>
    <style:style style:name="T4" style:family="text">
      <style:text-properties officeooo:rsid="002061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kills:</text:p>
      <text:p text:style-name="P7">node.js</text:p>
      <text:p text:style-name="P5">TTD! <text:span text:style-name="T4">JEST!</text:span></text:p>
      <text:p text:style-name="P8"><text:span text:style-name="T3">webpack!</text:span></text:p>
      <text:p text:style-name="P1">bit – ram usw...</text:p>
      <text:p text:style-name="P2">codecademy usw.</text:p>
      <text:p text:style-name="P6">coding challenges</text:p>
      <text:p text:style-name="Preformatted_20_Text"/>
      <text:p text:style-name="Preformatted_20_Text"/>
      <text:p text:style-name="P10">Projects:</text:p>
      <text:p text:style-name="P3">ToDo-List </text:p>
      <text:p text:style-name="P4">Battleship<text:span text:style-name="T2">+</text:span></text:p>
      <text:p text:style-name="P8"><text:span text:style-name="T1">RPG Game to train classes</text:span></text:p>
      <text:p text:style-name="Preformatted_20_Text"/>
      <text:p text:style-name="Preformatted_20_Text"/>
      <text:p text:style-name="Preformatted_20_Text"/>
      <text:p text:style-name="P11">Langfristig:</text:p>
      <text:p text:style-name="Preformatted_20_Text">-) Bei den bestehenden Odin-Projekten auf try-catch achten sowie Tic-Tac-Toe überabeiten oder gleich neu schreiben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A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A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Absatz-Standardschriftart" style:family="text"/>
    <style:style style:name="Kopfzeile_20_Zchn" style:display-name="Kopfzeile Zchn" style:family="text" style:parent-style-name="Absatz-Standardschriftart">
      <style:text-properties style:font-name-complex="Mangal" style:font-family-complex="Mangal" style:font-family-generic-complex="roman" style:font-pitch-complex="variable" style:font-size-complex="10.5pt"/>
    </style:style>
    <style:style style:name="Fußzeile_20_Zchn" style:display-name="Fußzeile Zchn" style:family="text" style:parent-style-name="Absatz-Standardschriftart">
      <style:text-properties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454130fadb9a820d3728b86ccb63c8f359d70528</meta:generator>
    <meta:initial-creator>Stefan Bartl</meta:initial-creator>
    <dc:creator>Stefan Bartl</dc:creator>
    <meta:creation-date>2022-04-26T17:11:00Z</meta:creation-date>
    <dc:date>2022-04-29T16:28:24.423409192</dc:date>
    <meta:editing-cycles>17</meta:editing-cycles>
    <meta:editing-duration>PT5H31M14S</meta:editing-duration>
    <meta:document-statistic meta:table-count="0" meta:image-count="0" meta:object-count="0" meta:page-count="1" meta:paragraph-count="13" meta:word-count="36" meta:character-count="261" meta:non-whitespace-character-count="236"/>
    <meta:template xlink:type="simple" xlink:actuate="onRequest" xlink:title="" xlink:href="Normal.dotm"/>
  </office:meta>
</office:document-meta>
</file>